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WebSocketHandlerRegist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SocketHandlerRegistry.ServletWebSocketHandl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WebSocketHandlerRegistry.setTaskScheduler( Task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SocketHandlerRegistry.addHandler( WebSocketHandler handler , String ...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SocketHandlerRegistry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SocketHandlerRegistry.setUrlPathHelper( @ Nullable UrlPathHelper url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SocketHandlerRegistry.getHandlerMapp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letWebSocketHandlerRegistry.getUrl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SocketHandlerRegistry.requiresTaskSchedu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